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writing-mode="lr-tb"/>
      <style:text-properties style:font-name="Times New Roman" officeooo:paragraph-rsid="001146c5" style:font-name-asian="Times New Roman" style:font-name-complex="Times New Roman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1146c5" style:font-name-asian="Times New Roman" style:font-name-complex="Times New Roman"/>
    </style:style>
    <style:style style:name="P13" style:family="paragraph" style:parent-style-name="Standard">
      <style:paragraph-properties fo:line-height="150%" fo:break-before="auto" fo:break-after="auto" style:writing-mode="lr-tb"/>
    </style:style>
    <style:style style:name="P14" style:family="paragraph" style:parent-style-name="Standard">
      <style:paragraph-properties fo:line-height="150%" fo:break-before="auto" fo:break-after="auto" style:writing-mode="lr-tb"/>
      <style:text-properties officeooo:paragraph-rsid="001146c5"/>
    </style:style>
    <style:style style:name="P15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1146c5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1146c5" style:font-name-asian="Times New Roman" style:font-weight-asian="bold" style:font-name-complex="Times New Roman" style:font-weight-complex="bold"/>
    </style:style>
    <style:style style:name="T6" style:family="text">
      <style:text-properties officeooo:rsid="001146c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Aluno</text:span><text:span text:style-name="T2">: </text:span><text:span text:style-name="T3">Halisson Bruno Vitor</text:span><text:span text:style-name="T2"><text:tab/><text:tab/><text:tab/><text:tab/><text:tab/><text:tab/></text:span><text:span text:style-name="T4">Data:</text:span><text:span text:style-name="T2"> 10/10/2013</text:span></text:p>
      <text:p text:style-name="P4"><text:span text:style-name="T4">Fase/Iteração:</text:span><text:span text:style-name="T2"> Iteração 2<text:tab/><text:tab/><text:tab/><text:tab/><text:tab/></text:span><text:span text:style-name="T4">Esforço Total:</text:span><text:span text:style-name="T2"> </text:span><text:span text:style-name="T3">20</text:span><text:span text:style-name="T2"> horas</text:span></text:p>
      <text:p text:style-name="P5"/>
      <text:p text:style-name="P4"><text:span text:style-name="T4">Atividade: </text:span><text:span text:style-name="T5">Estudo dos requisitos para definição da arquitetura inicial <text:s text:c="12"/></text:span><text:span text:style-name="T4">Esforço: </text:span><text:span text:style-name="T5">4</text:span><text:span text:style-name="T4"> horas</text:span></text:p>
      <text:p text:style-name="P5">Descrição: <text:span text:style-name="T6">Estudo dos requisitos iniciais para definição da arquitetura</text:span>.<text:tab/><text:tab/></text:p>
      <text:p text:style-name="P5">Produtos:<text:span text:style-name="T6"> Documento de Arqutietura</text:span></text:p>
      <text:p text:style-name="P5">Equipe: <text:span text:style-name="T6">Hálisson Bruno e Ciro Anacleto</text:span></text:p>
      <text:p text:style-name="P6">Artefato: <text:s/><text:span text:style-name="T6">Não se aplica</text:span></text:p>
      <text:p text:style-name="P8"/>
      <text:p text:style-name="P4"><text:span text:style-name="T4">Atividade: Desenvolvimento do </text:span><text:span text:style-name="T5">Diagrama de módulos</text:span><text:span text:style-name="T2"><text:tab/><text:tab/><text:tab/></text:span><text:span text:style-name="T4">Esforço: </text:span><text:span text:style-name="T5">8</text:span><text:span text:style-name="T4"> horas</text:span></text:p>
      <text:p text:style-name="P5">Descrição: Desenvolver <text:span text:style-name="T6">um diagrama de alto nível para representar os módulos do sistema</text:span>.<text:tab/><text:tab/></text:p>
      <text:p text:style-name="P5">Produtos: <text:span text:style-name="T6">Diagrama de módulos</text:span></text:p>
      <text:p text:style-name="P5">Equipe: <text:span text:style-name="T6">Hálisson Bruno/ Ciro Anacleto</text:span></text:p>
      <text:p text:style-name="P9">Artefato: RELPREV_<text:span text:style-name="T6">Diagrama_de_modulos</text:span></text:p>
      <text:p text:style-name="P9"><text:span text:style-name="T6"/></text:p>
      <text:p text:style-name="P14"><text:span text:style-name="T4">Atividade: Desenvolvimento do </text:span><text:span text:style-name="T5">Documento de arquitetura</text:span><text:span text:style-name="T2"><text:tab/><text:tab/><text:tab/></text:span><text:span text:style-name="T4">Esforço: </text:span><text:span text:style-name="T5">8</text:span><text:span text:style-name="T4"> horas</text:span></text:p>
      <text:p text:style-name="P12">Descrição: Desenvolver <text:s/><text:span text:style-name="T6">o documento inicial da arquitetura do Relprev</text:span><text:tab/><text:tab/></text:p>
      <text:p text:style-name="P12">Produtos: <text:span text:style-name="T6">Documento de arquitetura do sistema</text:span></text:p>
      <text:p text:style-name="P12">Equipe: <text:span text:style-name="T6">Hálisson Bruno/ Ciro Anacleto</text:span></text:p>
      <text:p text:style-name="P10"><text:span text:style-name="T6">Artefato: RELPREV_Documento_Arquitet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style:contextual-spacing="false" fo:line-height="107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in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111in" fo:margin-bottom="0in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order="none" fo:padding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92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5.7402in" svg:y="0in" svg:width="0.8882in" svg:height="0.5783in" draw:z-index="0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4</meta:editing-cycles>
    <dc:date>2013-10-10T22:08:38</dc:date>
    <meta:editing-duration>P0D</meta:editing-duration>
    <dc:creator>Halisson Vitor</dc:creator>
    <meta:document-statistic meta:table-count="0" meta:image-count="1" meta:object-count="0" meta:page-count="1" meta:paragraph-count="20" meta:word-count="130" meta:character-count="1039" meta:non-whitespace-character-count="894"/>
  </office:meta>
</office:document-meta>
</file>